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4.89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2cm" fo:min-width="4.898cm" fo:wrap-option="wrap" loext:decorative="false"/>
      <style:paragraph-properties style:writing-mode="lr-tb"/>
    </style:style>
    <style:style style:name="gr3" style:family="graphic" style:parent-style-name="standard">
      <style:graphic-properties draw:opacity="33%" draw:textarea-horizontal-align="justify" draw:textarea-vertical-align="middle" draw:auto-grow-height="false" fo:min-height="4.195cm" fo:min-width="2.992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4.197cm" fo:min-width="0.77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02cm" fo:min-width="3.91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7cm" fo:min-width="2.992cm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opacity="33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97cm" svg:height="2.223cm" svg:x="2.905cm" svg:y="4.492cm">
          <text:p text:style-name="P1">IF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97cm" svg:height="2.223cm" svg:x="2.905cm" svg:y="7.985cm">
          <text:p text:style-name="P1">EL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7cm" svg:height="2.223cm" svg:x="2.905cm" svg:y="11.477cm">
          <text:p text:style-name="P1">TH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2.269cm" svg:x="8.62cm" svg:y="1.906cm">
          <text:p text:style-name="P1">Push p-code onto compile-time stack</text:p>
          <draw:enhanced-geometry svg:viewBox="0 0 21600 21600" draw:glue-points="10800 0 0 10800 10800 21600 21600 10800 ?f40 ?f41" draw:text-areas="0 0 21600 21600" draw:type="rectangular-callout" draw:modifiers="372.137828825491 31353.3039647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xml:id="id2" draw:id="id2" draw:layer="layout" svg:width="3.492cm" svg:height="4.445cm" svg:x="15.923cm" svg:y="5.762cm">
          <text:p text:style-name="P1">CTSTACK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0cm -1.403cm" svg:x1="8.302cm" svg:y1="5.603cm" svg:x2="17.669cm" svg:y2="5.762cm" draw:start-shape="id1" draw:start-glue-point="1" draw:end-shape="id2" draw:end-glue-point="0" svg:d="M8302 5603h500l8867-1746v1905" svg:viewBox="0 0 9368 1906">
          <text:p/>
        </draw:connector>
        <draw:custom-shape draw:style-name="gr5" draw:text-style-name="P1" draw:layer="layout" svg:width="2.54cm" svg:height="16.51cm" svg:x="1.317cm" svg:y="4.175cm">
          <text:p text:style-name="P1">PROGRAM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.762cm" svg:height="2.54cm" svg:x="10.525cm" svg:y="8.62cm">
          <text:p text:style-name="P1">Address to P-CODE</text:p>
          <draw:enhanced-geometry svg:viewBox="0 0 21600 21600" draw:text-areas="800 800 20800 20800" draw:type="round-rectangular-callout" draw:modifiers="-7296.74574847785 6519.95277449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4" draw:id="id4" draw:layer="layout" svg:width="3.492cm" svg:height="1.587cm" svg:x="15.821cm" svg:y="5.546cm">
          <text:p text:style-name="P1">PCOD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draw:line-skew="-0.9cm" svg:x1="8.302cm" svg:y1="9.096cm" svg:x2="15.821cm" svg:y2="6.339cm" draw:start-shape="id3" draw:end-shape="id4" draw:end-glue-point="3" svg:d="M8302 9096c4288 0 529-2757 7519-2757" svg:viewBox="0 0 7520 27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1:22:06.408775420</meta:creation-date>
    <dc:date>2024-11-12T11:40:37.194799275</dc:date>
    <meta:editing-duration>PT7M10S</meta:editing-duration>
    <meta:editing-cycles>2</meta:editing-cycles>
    <meta:generator>LibreOffice/24.2.6.2$Linux_X86_64 LibreOffice_project/420$Build-2</meta:generator>
    <meta:document-statistic meta:object-count="10"/>
  </office:meta>
</office:document-meta>
</file>